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8ecca" officeooo:paragraph-rsid="0008ecca"/>
    </style:style>
    <style:style style:name="P2" style:family="paragraph" style:parent-style-name="Standard">
      <style:paragraph-properties fo:text-align="start" style:justify-single-word="false"/>
      <style:text-properties officeooo:rsid="0008ecca" officeooo:paragraph-rsid="0008ecca"/>
    </style:style>
    <style:style style:name="P3" style:family="paragraph" style:parent-style-name="Standard">
      <style:paragraph-properties fo:text-align="start" style:justify-single-word="false"/>
      <style:text-properties officeooo:rsid="00090c6c" officeooo:paragraph-rsid="00090c6c"/>
    </style:style>
    <style:style style:name="P4" style:family="paragraph" style:parent-style-name="Standard">
      <style:paragraph-properties fo:text-align="start" style:justify-single-word="false"/>
      <style:text-properties officeooo:rsid="000a3d47" officeooo:paragraph-rsid="000a3d47"/>
    </style:style>
    <style:style style:name="P5" style:family="paragraph" style:parent-style-name="Standard">
      <style:paragraph-properties fo:text-align="start" style:justify-single-word="false"/>
      <style:text-properties officeooo:rsid="000a3d47" officeooo:paragraph-rsid="000ad58a"/>
    </style:style>
    <style:style style:name="P6" style:family="paragraph" style:parent-style-name="Standard">
      <style:paragraph-properties fo:text-align="start" style:justify-single-word="false"/>
      <style:text-properties officeooo:rsid="000ad58a" officeooo:paragraph-rsid="000ad58a"/>
    </style:style>
    <style:style style:name="P7" style:family="paragraph" style:parent-style-name="Standard">
      <style:paragraph-properties fo:text-align="start" style:justify-single-word="false"/>
      <style:text-properties officeooo:rsid="00119b0e" officeooo:paragraph-rsid="00119b0e"/>
    </style:style>
    <style:style style:name="P8" style:family="paragraph" style:parent-style-name="Standard">
      <style:paragraph-properties fo:text-align="start" style:justify-single-word="false"/>
      <style:text-properties fo:language="en" fo:country="US" officeooo:rsid="00119b0e" officeooo:paragraph-rsid="000ad58a"/>
    </style:style>
    <style:style style:name="P9" style:family="paragraph" style:parent-style-name="Standard">
      <style:paragraph-properties fo:text-align="start" style:justify-single-word="false"/>
      <style:text-properties fo:language="en" fo:country="US" officeooo:rsid="00119b0e" officeooo:paragraph-rsid="00119b0e"/>
    </style:style>
    <style:style style:name="P10" style:family="paragraph" style:parent-style-name="Standard">
      <style:paragraph-properties fo:text-align="start" style:justify-single-word="false"/>
      <style:text-properties fo:language="en" fo:country="US" officeooo:rsid="001169f2" officeooo:paragraph-rsid="000ad58a"/>
    </style:style>
    <style:style style:name="P11" style:family="paragraph" style:parent-style-name="Standard">
      <style:paragraph-properties fo:text-align="start" style:justify-single-word="false"/>
      <style:text-properties fo:language="en" fo:country="US" officeooo:rsid="000ad58a" officeooo:paragraph-rsid="000ad58a"/>
    </style:style>
    <style:style style:name="P12" style:family="paragraph" style:parent-style-name="Standard">
      <style:paragraph-properties fo:text-align="start" style:justify-single-word="false"/>
      <style:text-properties fo:language="en" fo:country="US" officeooo:rsid="00154702" officeooo:paragraph-rsid="00154702"/>
    </style:style>
    <style:style style:name="P13" style:family="paragraph" style:parent-style-name="Standard">
      <style:paragraph-properties fo:text-align="start" style:justify-single-word="false"/>
      <style:text-properties fo:language="en" fo:country="US" officeooo:rsid="001b4cb2" officeooo:paragraph-rsid="001b4cb2"/>
    </style:style>
    <style:style style:name="P14" style:family="paragraph" style:parent-style-name="Standard">
      <style:paragraph-properties fo:text-align="start" style:justify-single-word="false"/>
      <style:text-properties fo:language="en" fo:country="US" officeooo:rsid="001b6e2a" officeooo:paragraph-rsid="001b6e2a"/>
    </style:style>
    <style:style style:name="P15" style:family="paragraph" style:parent-style-name="Standard">
      <style:paragraph-properties fo:text-align="center" style:justify-single-word="false" fo:break-before="page"/>
      <style:text-properties officeooo:paragraph-rsid="0008ecca"/>
    </style:style>
    <style:style style:name="P16" style:family="paragraph" style:parent-style-name="Standard">
      <style:paragraph-properties fo:text-align="start" style:justify-single-word="false" fo:break-before="page"/>
      <style:text-properties officeooo:paragraph-rsid="0008ecca"/>
    </style:style>
    <style:style style:name="P17" style:family="paragraph" style:parent-style-name="Standard">
      <style:paragraph-properties fo:text-align="start" style:justify-single-word="false" fo:break-before="page"/>
      <style:text-properties officeooo:rsid="000ad58a" officeooo:paragraph-rsid="000ad58a"/>
    </style:style>
    <style:style style:name="P18" style:family="paragraph" style:parent-style-name="Standard">
      <style:paragraph-properties fo:text-align="start" style:justify-single-word="false" fo:break-before="page"/>
      <style:text-properties fo:language="en" fo:country="US" officeooo:rsid="001b4cb2" officeooo:paragraph-rsid="001b4cb2"/>
    </style:style>
    <style:style style:name="P19" style:family="paragraph" style:parent-style-name="Standard">
      <style:paragraph-properties fo:text-align="start" style:justify-single-word="false"/>
      <style:text-properties officeooo:rsid="000a3d47" officeooo:paragraph-rsid="000a3d47"/>
    </style:style>
    <style:style style:name="T1" style:family="text">
      <style:text-properties officeooo:rsid="00090c6c"/>
    </style:style>
    <style:style style:name="T2" style:family="text">
      <style:text-properties officeooo:rsid="000a3d47"/>
    </style:style>
    <style:style style:name="T3" style:family="text">
      <style:text-properties officeooo:rsid="000a3d47" fo:background-color="#ffff00" loext:char-shading-value="0"/>
    </style:style>
    <style:style style:name="T4" style:family="text">
      <style:text-properties officeooo:rsid="0023c208" fo:background-color="#ffff00" loext:char-shading-value="0"/>
    </style:style>
    <style:style style:name="T5" style:family="text">
      <style:text-properties officeooo:rsid="002f1e00" fo:background-color="#ffff00" loext:char-shading-value="0"/>
    </style:style>
    <style:style style:name="T6" style:family="text">
      <style:text-properties officeooo:rsid="000ad58a"/>
    </style:style>
    <style:style style:name="T7" style:family="text">
      <style:text-properties fo:language="en" fo:country="US"/>
    </style:style>
    <style:style style:name="T8" style:family="text">
      <style:text-properties fo:language="en" fo:country="US" officeooo:rsid="001169f2"/>
    </style:style>
    <style:style style:name="T9" style:family="text">
      <style:text-properties fo:language="en" fo:country="US" officeooo:rsid="001169f2" fo:background-color="#ffff00" loext:char-shading-value="0"/>
    </style:style>
    <style:style style:name="T10" style:family="text">
      <style:text-properties fo:language="en" fo:country="US" officeooo:rsid="0027f622" fo:background-color="#ffff00" loext:char-shading-value="0"/>
    </style:style>
    <style:style style:name="T11" style:family="text">
      <style:text-properties fo:language="en" fo:country="US" officeooo:rsid="00119b0e"/>
    </style:style>
    <style:style style:name="T12" style:family="text">
      <style:text-properties fo:language="en" fo:country="US" officeooo:rsid="0012f32f"/>
    </style:style>
    <style:style style:name="T13" style:family="text">
      <style:text-properties fo:language="en" fo:country="US" officeooo:rsid="0027f622"/>
    </style:style>
    <style:style style:name="T14" style:family="text">
      <style:text-properties fo:language="en" fo:country="US" officeooo:rsid="0028a0df"/>
    </style:style>
    <style:style style:name="T15" style:family="text">
      <style:text-properties fo:language="en" fo:country="US" officeooo:rsid="002d4a76"/>
    </style:style>
    <style:style style:name="T16" style:family="text">
      <style:text-properties officeooo:rsid="001169f2"/>
    </style:style>
    <style:style style:name="T17"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18"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19"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20" style:family="text">
      <style:text-properties fo:font-variant="normal" fo:text-transform="none" fo:color="#666666" style:font-name="Arial" fo:font-size="8.39999961853027pt" fo:letter-spacing="normal" fo:font-style="normal" fo:font-weight="normal"/>
    </style:style>
    <style:style style:name="T21" style:family="text">
      <style:text-properties fo:font-variant="normal" fo:text-transform="none" fo:color="#666666" fo:letter-spacing="normal"/>
    </style:style>
    <style:style style:name="T22" style:family="text">
      <style:text-properties officeooo:rsid="0016dad2"/>
    </style:style>
    <style:style style:name="T23" style:family="text">
      <style:text-properties officeooo:rsid="0018433b"/>
    </style:style>
    <style:style style:name="T24" style:family="text">
      <style:text-properties officeooo:rsid="0018a8a2"/>
    </style:style>
    <style:style style:name="T25" style:family="text">
      <style:text-properties officeooo:rsid="001b6e2a"/>
    </style:style>
    <style:style style:name="T26" style:family="text">
      <style:text-properties officeooo:rsid="001bc746"/>
    </style:style>
    <style:style style:name="T27" style:family="text">
      <style:text-properties officeooo:rsid="001db53f"/>
    </style:style>
    <style:style style:name="T28" style:family="text">
      <style:text-properties officeooo:rsid="001e6cb1"/>
    </style:style>
    <style:style style:name="T29" style:family="text">
      <style:text-properties officeooo:rsid="001e7d31"/>
    </style:style>
    <style:style style:name="T30" style:family="text">
      <style:text-properties officeooo:rsid="002065c3"/>
    </style:style>
    <style:style style:name="T31" style:family="text">
      <style:text-properties officeooo:rsid="0022095d"/>
    </style:style>
    <style:style style:name="T32" style:family="text">
      <style:text-properties officeooo:rsid="0022b2df"/>
    </style:style>
    <style:style style:name="T33" style:family="text">
      <style:text-properties officeooo:rsid="002480f5"/>
    </style:style>
    <style:style style:name="T34" style:family="text">
      <style:text-properties officeooo:rsid="00252682"/>
    </style:style>
    <style:style style:name="T35" style:family="text">
      <style:text-properties officeooo:rsid="00255c52"/>
    </style:style>
    <style:style style:name="T36" style:family="text">
      <style:text-properties officeooo:rsid="0025fa91"/>
    </style:style>
    <style:style style:name="T37" style:family="text">
      <style:text-properties officeooo:rsid="00294ccf"/>
    </style:style>
    <style:style style:name="T38" style:family="text">
      <style:text-properties officeooo:rsid="002a7c05"/>
    </style:style>
    <style:style style:name="T39" style:family="text">
      <style:text-properties officeooo:rsid="002eb0f2"/>
    </style:style>
    <style:style style:name="T40" style:family="text">
      <style:text-properties officeooo:rsid="002ecbe6"/>
    </style:style>
    <style:style style:name="T41" style:family="text">
      <style:text-properties officeooo:rsid="002f1e00"/>
    </style:style>
    <style:style style:name="T42" style:family="text">
      <style:text-properties officeooo:rsid="003ada58"/>
    </style:style>
    <style:style style:name="T43" style:family="text">
      <style:text-properties officeooo:rsid="003fa3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PLE GAME<text:span text:style-name="T42">QDSFQDSFJKSDQ</text:span></text:p>
      <text:p text:style-name="P15"/>
      <text:p text:style-name="P15"/>
      <text:p text:style-name="P16"/>
      <text:p text:style-name="P2"><text:span text:style-name="T1">Game Description</text:span> </text:p>
      <text:p text:style-name="P2"/>
      <text:p text:style-name="P2">SAMPLE GAME is a 3D <text:span text:style-name="T26">cooperative s</text:span>hooter style game for PC. <text:span text:style-name="T27">Up to </text:span>2 players control <text:span text:style-name="T1">one of </text:span>the four horsemen in different arenas and kill famous Hell demons extract<text:span text:style-name="T27">ed</text:span> from the Holy Bible. It takes place in Hell. </text:p>
      <text:p text:style-name="P2"/>
      <text:p text:style-name="P3">Design Goals</text:p>
      <text:p text:style-name="P3"/>
      <text:p text:style-name="P3"><text:tab/>The game aims to achi<text:span text:style-name="T28">e</text:span>ve the following goals :</text:p>
      <text:p text:style-name="P3"/>
      <text:p text:style-name="P3">1 . <text:span text:style-name="T29">(?)</text:span>A<text:span text:style-name="T29">cknowledge the player to our</text:span> lord, <text:span text:style-name="T30">a</text:span>nd other famous creatures extract<text:span text:style-name="T30">ed</text:span> from Hell as defined in the Holy Bible</text:p>
      <text:p text:style-name="P3">2 . Using different art<text:span text:style-name="T30">i</text:span>facts from the <text:span text:style-name="T30">whole </text:span>Bible and not <text:span text:style-name="T30">just</text:span> Hell ( exple : Using Moise's stick to cut an arena in half )</text:p>
      <text:p text:style-name="P3">3 . Develop a fun gameplay, based on :</text:p>
      <text:p text:style-name="P3"><text:tab/>a . Two bricks : a CQC (Close Quarter Combat) and a shooting one</text:p>
      <text:p text:style-name="P3"><text:tab/>b . Power : you know you are a powerful horsem<text:span text:style-name="T2">a</text:span>n… Prove it.</text:p>
      <text:p text:style-name="P3"/>
      <text:p text:style-name="P3">4 . S<text:span text:style-name="T31">uccessfully</text:span> combine chibi <text:span text:style-name="T32">style</text:span> <text:span text:style-name="T2">and design</text:span> <text:span text:style-name="T2">with</text:span> <text:span text:style-name="T2">Hell's </text:span>violence.</text:p>
      <text:p text:style-name="P3"/>
      <text:p text:style-name="P4">Influences &amp; Sources</text:p>
      <text:p text:style-name="P3"><text:tab/><text:span text:style-name="T2">Obviously the Holy Bible and Christian religion in general</text:span></text:p>
      <text:p text:style-name="P3"><text:tab/><text:span text:style-name="T2">Darksiders 1 &amp; 2</text:span></text:p>
      <text:p text:style-name="P3"><text:tab/><text:span text:style-name="T2">Furi (gameplay part)</text:span></text:p>
      <text:p text:style-name="P3"><text:tab/><text:span text:style-name="T2">Cartoon colors (think Blizzard Entertainment) (</text:span><text:span text:style-name="T3">T</text:span><text:span text:style-name="T4">BC</text:span><text:span text:style-name="T2">)</text:span></text:p>
      <text:p text:style-name="P4"><text:tab/>We want to <text:span text:style-name="T33">recreate</text:span> a coop<text:span text:style-name="T34">eration-</text:span>style game like there <text:span text:style-name="T35">was</text:span> before the emergence of online </text:p>
      <text:p text:style-name="P4"><text:tab/><text:span text:style-name="T16">Disgaea (Dialog Scenes)</text:span></text:p>
      <text:p text:style-name="P4"/>
      <text:p text:style-name="P4">Target Marke<text:span text:style-name="T35">t</text:span></text:p>
      <text:p text:style-name="P4"><text:tab/>Our ideal user has the following characteristics :</text:p>
      <text:p text:style-name="P4"><text:tab/>1 . Human</text:p>
      <text:p text:style-name="P4"><text:tab/>2 . 16 to 30 years old</text:p>
      <text:p text:style-name="P4"><text:tab/>3 . Core Gamer, <text:span text:style-name="T36">but</text:span> accessible to casual</text:p>
      <text:p text:style-name="P5"><text:tab/><text:span text:style-name="T6">4 . Open minded about religions </text:span></text:p>
      <text:p text:style-name="P5"><text:tab/><text:span text:style-name="T6">5 . Already played a local multiplayer game</text:span></text:p>
      <text:p text:style-name="P5"><text:tab/></text:p>
      <text:p text:style-name="P6"/>
      <text:p text:style-name="P17"/>
      <text:p text:style-name="P6">Functional Specifications</text:p>
      <text:p text:style-name="P4"/>
      <text:p text:style-name="P6">Game Mechanics</text:p>
      <text:p text:style-name="P6"/>
      <text:p text:style-name="P6">Core Gameplay </text:p>
      <text:p text:style-name="P6"><text:tab/>The player moves in a 3D arena. <text:span text:style-name="T36">T</text:span>he arena <text:span text:style-name="T36">doesn't have</text:span> to be <text:span text:style-name="T36">a</text:span> circle : <text:span text:style-name="T7">it can be square or even separated by bridges or interactive elements. </text:span><text:span text:style-name="T8">Enemies </text:span><text:span text:style-name="T13">will be </text:span><text:span text:style-name="T8">coming from </text:span><text:span text:style-name="T13">the</text:span><text:span text:style-name="T8"> top of the arena outside the screen (if there is basic enemies </text:span><text:span text:style-name="T9">T</text:span><text:span text:style-name="T10">BC</text:span><text:span text:style-name="T8">). </text:span><text:span text:style-name="T14">T</text:span><text:span text:style-name="T8">he level</text:span><text:span text:style-name="T14">s</text:span><text:span text:style-name="T8"> </text:span><text:span text:style-name="T14">end after</text:span><text:span text:style-name="T8"> a boss fight. </text:span><text:span text:style-name="T11">There will be little dialogs between levels.</text:span></text:p>
      <text:p text:style-name="P8"/>
      <text:p text:style-name="P9">Game Flow</text:p>
      <text:p text:style-name="P9"/>
      <text:p text:style-name="P9">Actions which can be performed:</text:p>
      <text:p text:style-name="P9">1. Move all around the arena</text:p>
      <text:p text:style-name="P9">2. CQC attacks</text:p>
      <text:p text:style-name="P9">3. Shoot ! With power ups</text:p>
      <text:p text:style-name="P9">4. Dash</text:p>
      <text:p text:style-name="P7"/>
      <text:p text:style-name="P9">Characters:</text:p>
      <text:p text:style-name="P7"><text:span text:style-name="T7">1. Death: Special : </text:span><text:span text:style-name="T12">Death spell, every enemy has 50% chance to die</text:span></text:p>
      <text:p text:style-name="P9">2. Conquest: Special :Launch<text:span text:style-name="T37">es an</text:span> arrow <text:span text:style-name="T38">that annihilates</text:span> everything in its trajectory</text:p>
      <text:p text:style-name="P7"><text:span text:style-name="T7">3. War: Special : Big </text:span><text:span text:style-name="T12">S</text:span><text:span text:style-name="T7">word Hit Big Damage </text:span><text:span text:style-name="T12">(BFG </text:span><text:span text:style-name="T15">a</text:span><text:span text:style-name="T12">s a reference ?)</text:span></text:p>
      <text:p text:style-name="P9">4. Famine: Special : Damage over time.</text:p>
      <text:p text:style-name="P9"/>
      <text:p text:style-name="P12">Demons:</text:p>
      <text:p text:style-name="P12">1. Lilith : Succubus' queen : <text:span text:style-name="T22">Major influences by “Ben-Sirah's Alphabet” Latin : “Alphabetum Siracidis”</text:span></text:p>
      <text:p text:style-name="P12"><text:span text:style-name="Emphasis"><text:span text:style-name="T17">« Le Saint – béni soit-il – avait créé une première femme, mais l’homme, la voyant </text:span></text:span><text:span text:style-name="Emphasis"><text:span text:style-name="Strong_20_Emphasis"><text:span text:style-name="T18">rebelle</text:span></text:span></text:span><text:span text:style-name="Emphasis"><text:span text:style-name="T17">,</text:span></text:span><text:span text:style-name="Emphasis"><text:span text:style-name="Strong_20_Emphasis"><text:span text:style-name="T19"> </text:span></text:span></text:span><text:span text:style-name="Emphasis"><text:span text:style-name="Strong_20_Emphasis"><text:span text:style-name="T18">pleine de sang et de sécrétions</text:span></text:span></text:span><text:span text:style-name="Emphasis"><text:span text:style-name="T17">, s’en était écarté. Aussi le Saint – béni soit-il – s’y est repris et lui en a créé une seconde. » </text:span></text:span><text:span text:style-name="T21">– </text:span><text:span text:style-name="T20">Yehouda Bar Rabbi (Genèse Rabba 18:4)</text:span> <text:s/></text:p>
      <text:p text:style-name="P12">Attacks : - Secretion, if player <text:span text:style-name="T39">gets</text:span> hit, <text:span text:style-name="T40">his vision becomes troubled and</text:span> make<text:span text:style-name="T40">s</text:span> Lilith invisible; <text:span text:style-name="T41">or, trouble the player's vision and slow him down. (</text:span><text:span text:style-name="T5">TBC</text:span><text:span text:style-name="T41">)</text:span></text:p>
      <text:p text:style-name="P12">- <text:span text:style-name="T22">Snake's bite : Lilith launches her snake, if the player gets hit, he gets stunned for X seconds max and need to push every input of the gamepad to get away. Otherwise, Lilith gets stuck for X seconds.</text:span></text:p>
      <text:p text:style-name="P12">- <text:span text:style-name="T23">Snake's scavenging : Lilith positions herself at the arena's center. The snake scavenges all the arena and the player has to dash when the snake approaches.</text:span></text:p>
      <text:p text:style-name="P12">-<text:span text:style-name="T24">Earth's powder : Lilith is made of Earth's powder. The screen squeezes to announce the attack and half a second before the attack, the player has to dash away. Otherwise, a geyser appears under the player and throws him into the air.</text:span></text:p>
      <text:p text:style-name="P12"/>
      <text:p text:style-name="P13">GAMEPLAY Elements</text:p>
      <text:p text:style-name="P13"/>
      <text:p text:style-name="P13">The player can interact with these elements : </text:p>
      <text:p text:style-name="P13"/>
      <text:p text:style-name="P13">- Different interactive items that change between arenas.</text:p>
      <text:p text:style-name="P13"/>
      <text:p text:style-name="P18"/>
      <text:p text:style-name="P13">Elements that communicate <text:span text:style-name="T43">the </text:span>player<text:span text:style-name="T43">'s</text:span> game state :</text:p>
      <text:p text:style-name="P13">- Dialog Scenes : <text:span text:style-name="T25">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13"/>
      <text:p text:style-name="P14">GAME PHYSICS ANS STATS</text:p>
      <text:p text:style-name="P14"/>
      <text:p text:style-name="P14"/>
      <text:p text:style-name="P12"/>
      <text:p text:style-name="P12"/>
      <text:p text:style-name="P12"/>
      <text:p text:style-name="P9"/>
      <text:p text:style-name="P9"/>
      <text:p text:style-name="P10"><text:tab/></text:p>
      <text:p text:style-name="P1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6.3$Windows_x86 LibreOffice_project/490fc03b25318460cfc54456516ea2519c11d1aa</meta:generator>
    <dc:date>2017-01-11T15:43:20.495000000</dc:date>
    <meta:editing-duration>PT1H29M59S</meta:editing-duration>
    <meta:editing-cycles>49</meta:editing-cycles>
    <meta:document-statistic meta:table-count="0" meta:image-count="0" meta:object-count="0" meta:page-count="6" meta:paragraph-count="55" meta:word-count="707" meta:character-count="3956" meta:non-whitespace-character-count="3271"/>
  </office:meta>
</office:document-meta>
</file>